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Tarefa 2. Configurar actualizacións</text:p>
      <text:p text:style-name="Standard"><draw:frame draw:z-index="251658240" draw:style-name="a0" draw:name="Imaxe1" text:anchor-type="paragraph" svg:x="-0.06667in" svg:y="0.35139in" svg:width="6.69291in" svg:height="4.21811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><draw:frame draw:z-index="251659264" draw:style-name="a1" draw:name="Imaxe2" text:anchor-type="paragraph" svg:x="0.05139in" svg:y="0.33681in" svg:width="6.69236in" svg:height="4.24792in" style:rel-width="scale" style:rel-height="scale"><draw:image xlink:href="media/image2.png" xlink:type="simple" xlink:show="embed" xlink:actuate="onLoad"/><svg:title/><svg:desc/></draw:frame></text:p>
      <text:soft-page-break/>
      <text:p text:style-name="Standard"><draw:frame draw:z-index="2" draw:style-name="a2" draw:name="Imaxe3" text:anchor-type="paragraph" svg:x="-0.02917in" svg:y="0in" svg:width="6.69291in" svg:height="4.18189in" style:rel-width="scale" style:rel-height="scale"><draw:image xlink:href="media/image3.png" xlink:type="simple" xlink:show="embed" xlink:actuate="onLoad"/><svg:title/><svg:desc/></draw:frame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gl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stefanía Penide</dc:creator>
    <meta:creation-date>2020-11-05T18:27:00Z</meta:creation-date>
    <dc:date>2020-11-06T12:55:00Z</dc:date>
    <meta:print-date>2020-11-06T12:54:00Z</meta:print-date>
    <meta:template xlink:href="Normal" xlink:type="simple"/>
    <meta:editing-cycles>3</meta:editing-cycles>
    <meta:editing-duration>PT660S</meta:editing-duration>
    <meta:document-statistic meta:page-count="2" meta:paragraph-count="1" meta:word-count="7" meta:character-count="46" meta:row-count="1" meta:non-whitespace-character-count="40"/>
  </office:meta>
</office:document-meta>
</file>